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fo:orphans="0" fo:widows="0"/>
      <style:text-properties style:font-name="Courier New1" fo:font-size="11pt" officeooo:rsid="0001984a" officeooo:paragraph-rsid="0001984a" style:font-size-asian="11pt" style:font-size-complex="11pt"/>
    </style:style>
    <style:style style:name="P2" style:family="paragraph" style:parent-style-name="Standard">
      <style:paragraph-properties fo:line-height="150%" fo:orphans="0" fo:widows="0"/>
      <style:text-properties style:font-name="Courier New1" fo:font-size="11pt" officeooo:rsid="001ce602" officeooo:paragraph-rsid="0004e672" style:font-size-asian="11pt" style:font-size-complex="11pt"/>
    </style:style>
    <style:style style:name="P3" style:family="paragraph" style:parent-style-name="Standard">
      <style:text-properties officeooo:rsid="001cb4d4" officeooo:paragraph-rsid="0004e672"/>
    </style:style>
    <style:style style:name="P4" style:family="paragraph" style:parent-style-name="Standard">
      <style:text-properties officeooo:rsid="001ce602" officeooo:paragraph-rsid="0004e672"/>
    </style:style>
    <style:style style:name="P5" style:family="paragraph" style:parent-style-name="Standard" style:master-page-name="">
      <style:paragraph-properties style:page-number="auto"/>
      <style:text-properties officeooo:rsid="001cb4d4" officeooo:paragraph-rsid="0004e672"/>
    </style:style>
    <style:style style:name="P6" style:family="paragraph" style:parent-style-name="Header">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fo:font-style="italic" officeooo:rsid="000286f3" style:font-style-asian="italic" style:font-style-complex="italic"/>
    </style:style>
    <style:style style:name="T3" style:family="text">
      <style:text-properties fo:font-style="italic" officeooo:rsid="0004e672" style:font-style-asian="italic" style:font-style-complex="italic"/>
    </style:style>
    <style:style style:name="T4" style:family="text">
      <style:text-properties officeooo:rsid="002507ec"/>
    </style:style>
    <style:style style:name="T5" style:family="text">
      <style:text-properties officeooo:rsid="001ce60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Wieso hast du deinen Vater nicht einfach getötet?“, fragte er nach einer Weile und stocherte Gedankenverloren in der langsam verlöschenden Glut des Lagerfeuers. Geregor sah auf und versuchte erfolglos die Gedanken des jungen Mannes zu erraten.</text:p>
      <text:p text:style-name="P3">„Habe ich mich auch oft gefragt“, antwortete er nach einer Weile.</text:p>
      <text:p text:style-name="P3">„Du hättest frei sein können. Egal ob das Leben mit Ellan funktioniert hätte oder nicht, du hättest es zumindest ausprobieren können.“</text:p>
      <text:p text:style-name="P3">Gregor lachte bitter, hob die Hand und ließ das Feuer aus dem nichts wieder aufflammen.</text:p>
      <text:p text:style-name="P3">„Ich weiß nicht ob ich dann frei gewesen wäre. Die Toten sind hartnäckig, sie verfolgen einen verbissener als Lebende und sie tun es bis in die Ewigkeit.“</text:p>
      <text:p text:style-name="P3">Sein gegenüber sah auf, betrachtete ihn und legte dabei sogar den Kopf schief. Gregor war sich nicht sicher, was es da im Licht des Feuers zu sehen gab. Einen alten Mann vielleicht, der nie entschlossen genug <text:span text:style-name="T4">gewesen </text:span>war sich zu entscheiden. Er hatte immer gehofft Emil würde <text:span text:style-name="T4">irgendwann einfach </text:span>sterben, an schlechten Entscheidungen, an fettigem Essen, an Altersschwäche, verdammt. Doch Emil lebte, erfreute sich bester Gesundheit und Gregor musste eingestehen, dass diese Hoffnung nur eine Ausrede gewesen war, um auf dem Scheideweg stehen bleiben <text:span text:style-name="T4">zu können</text:span>.</text:p>
      <text:p text:style-name="P3">„<text:span text:style-name="T5">Wann hast du ihn das letzte mal gefragt?“</text:span></text:p>
      <text:p text:style-name="P4">Gregor zog verwirrt die Augenbrauen zusammen.</text:p>
      <text:p text:style-name="P4">„Ich weiß, dass er immer noch andere Pläne mit dir hat, doch nachdem du gegangen bist, nach Sagale, hast du ihn dann je gebeten dich doch noch frei zu geben?“</text:p>
      <text:p text:style-name="P4"><text:soft-page-break/>Gregor antwortete nicht, es war nicht so, als ob er nicht zugeben wollen würde, dass er es nicht getan hatte. Jetzt, da er mit der Option konfrontiert war, konnte er selbst nicht fassen, dass ihm die Idee nie gekommen war. Emil zu töten, daran hatte er gedacht, er hatte sogar unzählige Pläne erdacht wie er mit diesem Mord davonkommen <text:span text:style-name="T4">könnte</text:span>, doch ihn einfach <text:span text:style-name="T4">um die Freiheit </text:span>zu bitten? Es mochte ja zutreffen, dass Emil stur genug war auf seinen Bedingungen zu beharren, doch genauso hatte auch Gregor auf dem Belagerungszustand zwischen ihnen beharrt. Nach jenem Tag, an dem Emil die Drohung ausgesprochen hatte, hatte Gregor nie wieder das Gespräch gesucht. Er hatte Fakten geschaffen und das Gerede seines Vaters über eine Zukunft, in der Gregor den Ratssitz übernahm mit stoischem Schweigen hingenommen. </text:p>
      <text:p text:style-name="P2">Ein Grabenkrieg, in dem es gut sein konnte, dass keine Seite merkte, dass auf der anderen Seite der Front nur noch Leichen la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0.85cm" fo:orphans="0" fo:widows="0" style:page-number="auto"/>
      <style:text-properties style:font-name="Courier New" fo:font-family="'Courier New'" style:font-style-name="Normal" style:font-family-generic="modern" style:font-pitch="fixed" style:letter-kerning="fals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fo:line-height="100%" text:number-lines="false" text:line-number="0">
        <style:tab-stops>
          <style:tab-stop style:position="7.62cm" style:type="center"/>
          <style:tab-stop style:position="15.24cm" style:type="right"/>
        </style:tab-stops>
      </style:paragraph-properties>
      <style:text-properties style:font-name="Times New Roman1" fo:font-family="'Times New Roman'" style:font-style-name="Normal" style:font-family-generic="roman" style:font-pitch="variable" fo:font-size="10.5pt" style:font-size-asian="10.5pt"/>
    </style:style>
    <style:style style:name="Header" style:family="paragraph" style:parent-style-name="Standard" style:class="extra" style:master-page-name="">
      <style:paragraph-properties fo:line-height="100%" style:page-number="auto" text:number-lines="false" text:line-number="0">
        <style:tab-stops>
          <style:tab-stop style:position="7.62cm" style:type="center"/>
          <style:tab-stop style:position="15.24cm" style:type="right"/>
        </style:tab-stops>
      </style:paragraph-properties>
      <style:text-properties style:font-name="Times New Roman1" fo:font-family="'Times New Roman'" style:font-style-name="Normal" style:font-family-generic="roman" style:font-pitch="variable" fo:font-size="10.5pt" style:font-size-asian="10.5pt"/>
    </style:style>
    <style:style style:name="Line_20_numbering" style:display-name="Line numbering" style:family="text">
      <style:text-properties fo:font-size="7pt" style:font-size-asian="10.5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restart-on-page="true" text:offset="0.499cm" style:num-format="1" text:number-position="left" text:increment="1"/>
  </office:styles>
  <office:automatic-styles>
    <style:style style:name="MP1" style:family="paragraph" style:parent-style-name="Header">
      <style:paragraph-properties fo:text-align="justify" style:justify-single-word="false"/>
    </style:style>
    <style:style style:name="MT1" style:family="text">
      <style:text-properties fo:font-style="italic" officeooo:rsid="000286f3" style:font-style-asian="italic" style:font-style-complex="italic"/>
    </style:style>
    <style:style style:name="MT2" style:family="text">
      <style:text-properties fo:font-style="italic" style:font-style-asian="italic" style:font-style-complex="italic"/>
    </style:style>
    <style:style style:name="MT3" style:family="text">
      <style:text-properties fo:font-style="italic" officeooo:rsid="0004e672" style:font-style-asian="italic" style:font-style-complex="italic"/>
    </style:style>
    <style:page-layout style:name="Mpm1">
      <style:page-layout-properties fo:page-width="21.001cm" fo:page-height="29.7cm" style:num-format="1" style:print-orientation="portrait" fo:margin-top="1.199cm" fo:margin-bottom="1.199cm" fo:margin-left="2cm" fo:margin-right="3.76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0.699cm" fo:margin-left="0cm" fo:margin-right="0cm" fo:margin-bottom="0.199cm" style:dynamic-spacing="false"/>
      </style:header-style>
      <style:footer-style>
        <style:header-footer-properties svg:height="0.699cm" fo:margin-left="0cm" fo:margin-right="0cm" fo:margin-top="0.199cm" style:dynamic-spacing="false"/>
      </style:footer-style>
    </style:page-layout>
    <style:page-layout style:name="Mpm2">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Gattland</text:span><text:span text:style-name="MT2">: </text:span><text:span text:style-name="MT3">Eine einfache Lösung</text:span><text:tab/><text:tab/>Seite <text:page-number text:select-page="current">2</text:page-number> von <text:page-count>2</text:page-count></text:p>
      </style:header>
      <style:footer>
        <text:p text:style-name="Footer"/>
      </style:footer>
    </style:master-page>
    <style:master-page style:name="Envelo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Linux_X86_64 LibreOffice_project/20m0$Build-1</meta:generator>
    <dc:title>Normseite</dc:title>
    <dc:subject>LIESMICH und Bespiel zur OO Writer Vorlage Normseite</dc:subject>
    <meta:creation-date>2015-10-31T10:27:22.279072808</meta:creation-date>
    <meta:editing-cycles>3</meta:editing-cycles>
    <meta:editing-duration>PT6M21S</meta:editing-duration>
    <dc:date>2017-07-27T15:33:25.860810430</dc:date>
    <meta:document-statistic meta:table-count="0" meta:image-count="0" meta:object-count="0" meta:page-count="2" meta:paragraph-count="12" meta:word-count="403" meta:character-count="2472" meta:non-whitespace-character-count="2079"/>
    <meta:user-defined meta:name="Info 1"/>
    <meta:user-defined meta:name="Info 2"/>
    <meta:user-defined meta:name="Info 3"/>
    <meta:user-defined meta:name="Info 4"/>
  </office:meta>
</office:document-meta>
</file>